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tyle:protect="siz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23ff23" draw:textarea-horizontal-align="justify" draw:textarea-vertical-align="middle" draw:auto-grow-height="fals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4.8cm" fo:margin-right="0cm" text:enable-numbering="false" fo:text-indent="-0.6cm"/>
    </style:style>
    <style:style style:name="P17" style:family="paragraph">
      <style:paragraph-properties fo:margin-left="7.2cm" fo:margin-right="0cm" text:enable-numbering="false" fo:text-indent="-0.6cm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6cm" fo:margin-right="0cm" text:enable-numbering="false" fo:text-indent="-0.6cm"/>
    </style:style>
    <style:style style:name="P20" style:family="paragraph">
      <style:paragraph-properties fo:text-align="center"/>
    </style:style>
    <style:style style:name="P21" style:family="paragraph">
      <style:paragraph-properties fo:margin-left="1.2cm" fo:margin-right="0cm" fo:text-indent="-0.9cm"/>
      <style:text-properties fo:font-size="20pt" fo:font-weight="bold"/>
    </style:style>
    <style:style style:name="P22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color="#23ff23"/>
    </style:style>
    <style:style style:name="T9" style:family="text">
      <style:text-properties fo:color="#ffffff"/>
    </style:style>
    <style:style style:name="T10" style:family="text">
      <style:text-properties fo:font-size="20pt" fo:font-weight="bold"/>
    </style:style>
    <style:style style:name="T1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2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5.9</presentation:footer-decl>
      <presentation:footer-decl presentation:name="ftr2">CMPTxxxx</presentation:footer-decl>
      <presentation:date-time-decl presentation:name="dtd1" presentation:source="fixed">13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5.9: Sieve of Eratosthenes (example)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3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291cm" svg:height="0.963cm" svg:x="17.13cm" svg:y="19.294cm">
          <draw:text-box>
            <text:p text:style-name="P1"><text:span text:style-name="T3">http://cmpt14x.seanho.com/</text:span></text:p>
          </draw:text-box>
        </draw:frame>
        <draw:rect draw:style-name="gr2" draw:text-style-name="P7" draw:layer="layout" svg:width="7.62cm" svg:height="4.445cm" svg:x="19.685cm" svg:y="10.795cm">
          <text:p text:style-name="P4"><text:span text:style-name="T4">Reminders:</text:span></text:p>
          <text:p text:style-name="P5"><text:span text:style-name="T4"/></text:p>
          <text:p text:style-name="P6"><text:span text:style-name="T4">1) </text:span><text:span text:style-name="T5">journals</text:span><text:span text:style-name="T4"> in folder</text:span></text:p>
          <text:p text:style-name="P6"><text:span text:style-name="T4"/></text:p>
        </draw:rect>
        <draw:rect draw:style-name="gr3" draw:text-style-name="P9" draw:layer="layout" svg:width="3.177cm" svg:height="1.27cm" svg:x="24.13cm" svg:y="7.99cm">
          <text:list text:style-name="L3">
            <text:list-item>
              <text:p text:style-name="P8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(5.4-5.8)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<text:span text:style-name="T6">FOR</text:span> loops</text:p>
              </text:list-item>
            </text:list>
            <text:list text:style-name="L4">
              <text:list-item>
                <text:list>
                  <text:list-item>
                    <text:p text:style-name="P12">Loop <text:span text:style-name="T6">control</text:span> vari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Needs initialization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Value after the loop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FOR</text:span> vs. <text:span text:style-name="T7">WHILE</text:span>: <text:span text:style-name="T6">pros/cons</text:span>?</text:p>
                  </text:list-item>
                </text:list>
              </text:list-item>
            </text:list>
            <text:list text:style-name="L4">
              <text:list-item>
                <text:p text:style-name="P11">Arrays as procedure <text:span text:style-name="T6">parameters</text:span></text:p>
              </text:list-item>
            </text:list>
            <text:list text:style-name="L4">
              <text:list-item>
                <text:list>
                  <text:list-item>
                    <text:p text:style-name="P12">Type <text:span text:style-name="T6">compatibility</text:span> for value/variable para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Open</text:span> array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7">HIG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6">Multidimensional</text:span> array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5.9)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An example of using arrays:</text:p>
              </text:list-item>
            </text:list>
            <text:list text:style-name="L4">
              <text:list-item>
                <text:list>
                  <text:list-item>
                    <text:p text:style-name="P12">Sieve of Eratosthen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blem statement: list primes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<text:span text:style-name="T6">Problem</text:span>: list all the <text:span text:style-name="T6">prime</text:span> numbers between 2 and some given big number.</text:p>
              </text:list-item>
            </text:list>
            <text:list text:style-name="L4">
              <text:list-item>
                <text:list>
                  <text:list-item>
                    <text:p text:style-name="P12">You had a <text:span text:style-name="T6">homework</text:span> that was similar: test if a given number is prime, and list its fact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How did you solve tha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Procedure <text:span text:style-name="T8">IsPrime </text:span><text:span text:style-name="T9">(pseudocode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7">Iterate for factor being 2 .. sqrt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If (n MOD factor is zero), t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7"><text:span text:style-name="T7">We've found a factor!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8">But this is wasteful: really only need to test <text:span text:style-name="T8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We could tackle this problem by repeatedly calling <text:span text:style-name="T8">IsPrime</text:span>() on <text:span text:style-name="T6">every</text:span> number in tur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7">FOR num := 2 TO max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7">IF IsPrime(num) 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8">But this could be really <text:span text:style-name="T6">slow</text:span> if <text:span text:style-name="T8">max</text:span> is bi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5" draw:text-style-name="P11" draw:layer="layout" svg:width="25.199cm" svg:height="14.267cm" svg:x="1.4cm" svg:y="4.507cm" presentation:class="outline">
          <draw:text-box>
            <text:list text:style-name="L4">
              <text:list-item>
                <text:p text:style-name="P11">The sieve works by a process of <text:span text:style-name="T6">elimination</text:span>: we eliminate all the <text:span text:style-name="T6">non-primes</text:span> by turn:</text:p>
              </text:list-item>
            </text:list>
          </draw:text-box>
        </draw:frame>
        <draw:frame draw:name="Numbers" draw:style-name="gr5" draw:layer="layout" svg:width="16.264cm" svg:height="10.309cm" svg:x="5.993cm" svg:y="7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One" draw:style-name="gr6" draw:text-style-name="P20" draw:id="id1" draw:layer="layout" svg:width="0.971cm" svg:height="0.971cm" svg:x="5.915cm" svg:y="7.92cm">
          <text:p text:style-name="P1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2">
          <draw:custom-shape draw:style-name="gr6" draw:text-style-name="P20" draw:layer="layout" svg:width="0.971cm" svg:height="0.971cm" svg:x="7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7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0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4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7.5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21.0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7" draw:text-style-name="P20" draw:layer="layout" svg:width="1.143cm" svg:height="1.072cm" svg:x="7.52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3" draw:id="id3">
          <draw:custom-shape draw:style-name="gr6" draw:text-style-name="P20" draw:layer="layout" svg:width="0.971cm" svg:height="0.971cm" svg:x="9.3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9.3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9.3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5.8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5.8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5.8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9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9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9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9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5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5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5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7" draw:text-style-name="P20" draw:layer="layout" svg:width="1.143cm" svg:height="1.072cm" svg:x="9.1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5" draw:id="id4">
          <draw:custom-shape draw:style-name="gr6" draw:text-style-name="P20" draw:layer="layout" svg:width="0.971cm" svg:height="0.971cm" svg:x="12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2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7" draw:text-style-name="P20" draw:layer="layout" svg:width="1.143cm" svg:height="1.072cm" svg:x="12.4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7" draw:id="id5">
          <draw:custom-shape draw:style-name="gr6" draw:text-style-name="P20" draw:layer="layout" svg:width="0.971cm" svg:height="0.971cm" svg:x="15.8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19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6" draw:text-style-name="P20" draw:layer="layout" svg:width="0.971cm" svg:height="0.971cm" svg:x="5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7" draw:text-style-name="P20" draw:layer="layout" svg:width="1.143cm" svg:height="1.072cm" svg:x="15.7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Remaining Primes" draw:id="id6">
          <draw:custom-shape draw:style-name="gr7" draw:text-style-name="P20" draw:layer="layout" svg:width="1.143cm" svg:height="1.072cm" svg:x="5.921cm" svg:y="8.8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2cm" svg:y="8.8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3cm" svg:y="9.8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5.723cm" svg:y="8.8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9.024cm" svg:y="8.8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9.025cm" svg:y="9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9.026cm" svg:y="12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9.027cm" svg:y="15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9.028cm" svg:y="16.1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8cm" svg:y="15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9cm" svg:y="16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9cm" svg:y="13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9.129cm" svg:y="11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5.93cm" svg:y="10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5.931cm" svg:y="11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5.932cm" svg:y="14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5.933cm" svg:y="15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5.733cm" svg:y="14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5.734cm" svg:y="17.0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5.734cm" svg:y="11.9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1.143cm" svg:height="1.072cm" svg:x="15.734cm" svg:y="10.92cm">
            <text:p text:style-name="P1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seudocode:</text:p>
          </draw:text-box>
        </draw:frame>
        <draw:frame presentation:style-name="pr5" draw:text-style-name="P21" draw:layer="layout" svg:width="25.199cm" svg:height="14.267cm" svg:x="1.4cm" svg:y="4.507cm" presentation:class="outline">
          <draw:text-box>
            <text:list text:style-name="L4">
              <text:list-item>
                <text:p text:style-name="P11"><text:span text:style-name="T10">(pseudo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<text:span text:style-name="T11">Lab5</text:span><text:span text:style-name="T1"> due next week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">§6.11 #( 25 / 33 ) (choose one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>Homework</text:span><text:span text:style-name="T1">: §5.11 #22 due tomorrow</text:span></text:p>
              </text:list-item>
            </text:list>
            <text:list text:style-name="L4">
              <text:list-item>
                <text:p text:style-name="P11"><text:span text:style-name="T11">Quiz</text:span><text:span text:style-name="T1"> ch5 </text:span><text:span text:style-name="T12">tomorrow</text:span><text:span text:style-name="T1">!</text:span></text:p>
              </text:list-item>
            </text:list>
            <text:list text:style-name="L4">
              <text:list-item>
                <text:p text:style-name="P11"><text:span text:style-name="T11">Reading</text:span><text:span text:style-name="T1">: through §6.3 for tomorro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dc:title>CMPT14x Lecture</dc:title>
    <meta:initial-creator>Sean Ho</meta:initial-creator>
    <meta:creation-date>2005-08-16T14:05:12</meta:creation-date>
    <dc:creator>Sean Ho</dc:creator>
    <dc:date>2005-10-13T09:10:46</dc:date>
    <dc:language>en-US</dc:language>
    <meta:editing-cycles>288</meta:editing-cycles>
    <meta:editing-duration>P11DT10H39M47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